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20.696cm" svg:y="0.186cm">
            <draw:object draw:notify-on-update-of-ranges="Planilha1.C5:Planilha1.C9 Planilha1.D4:Planilha1.D4 Planilha1.D5:Planilha1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7cm" svg:height="9.005cm" svg:x="20.54cm" svg:y="9.376cm">
            <draw:object draw:notify-on-update-of-ranges="Planilha1.C14:Planilha1.C14 Planilha1.C15:Planilha1.C19 Planilha1.D14:Planilha1.D14 Planilha1.D15:Planilha1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.997cm" svg:height="9.004cm" svg:x="2.946cm" svg:y="9.589cm">
            <draw:object draw:notify-on-update-of-ranges="Planilha1.C14:Planilha1.C14 Planilha1.C15:Planilha1.C19 Planilha1.E14:Planilha1.E14 Planilha1.E15:Planilha1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7cm" svg:height="9.004cm" svg:x="18.448cm" svg:y="18.593cm">
            <draw:object draw:notify-on-update-of-ranges="Planilha1.C45:Planilha1.C45 Planilha1.C46:Planilha1.C50 Planilha1.D45:Planilha1.D45 Planilha1.D46:Planilha1.D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.997cm" svg:height="9.004cm" svg:x="17.952cm" svg:y="29.165cm">
            <draw:object draw:notify-on-update-of-ranges="Planilha1.C58:Planilha1.C58 Planilha1.C59:Planilha1.C63 Planilha1.D58:Planilha1.D58 Planilha1.D59:Planilha1.D6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7cm" svg:height="9.005cm" svg:x="1.074cm" svg:y="30.785cm">
            <draw:object draw:notify-on-update-of-ranges="Planilha1.C58:Planilha1.C58 Planilha1.C59:Planilha1.C63 Planilha1.E58:Planilha1.E58 Planilha1.E59:Planilha1.E6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.997cm" svg:height="9.005cm" svg:x="17.484cm" svg:y="39.019cm">
            <draw:object draw:notify-on-update-of-ranges="Planilha1.C58:Planilha1.C58 Planilha1.C59:Planilha1.C63 Planilha1.F58:Planilha1.F58 Planilha1.F59:Planilha1.F6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ndow size</text:p>
          </table:table-cell>
          <table:table-cell office:value-type="string" calcext:value-type="string">
            <text:p>throughput(Mbits/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,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.1" calcext:value-type="float">
            <text:p>90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4.1" calcext:value-type="float">
            <text:p>94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4.1" calcext:value-type="float">
            <text:p>94,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xa de envio(Mbit/s)</text:p>
          </table:table-cell>
          <table:table-cell office:value-type="string" calcext:value-type="string">
            <text:p>throughput(Mbits/s)</text:p>
          </table:table-cell>
          <table:table-cell office:value-type="string" calcext:value-type="string">
            <text:p>jitter</text:p>
          </table:table-cell>
          <table:table-cell office:value-type="string" calcext:value-type="string">
            <text:p>perda de pacote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05" calcext:value-type="float">
            <text:p>0,05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ndow size</text:p>
          </table:table-cell>
          <table:table-cell office:value-type="string" calcext:value-type="string">
            <text:p>throughput(Kbits/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220" calcext:value-type="float">
            <text:p>4220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xa de envio(Mbit/s)</text:p>
          </table:table-cell>
          <table:table-cell office:value-type="string" calcext:value-type="string">
            <text:p>throughput(Mbits/s)</text:p>
          </table:table-cell>
          <table:table-cell office:value-type="string" calcext:value-type="string">
            <text:p>jitter ms</text:p>
          </table:table-cell>
          <table:table-cell office:value-type="string" calcext:value-type="string">
            <text:p>perda de pacote %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05" calcext:value-type="float">
            <text:p>0,05</text:p>
          </table:table-cell>
          <table:table-cell office:value-type="float" office:value="23.304" calcext:value-type="float">
            <text:p>23,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,998</text:p>
          </table:table-cell>
          <table:table-cell office:value-type="float" office:value="29.747" calcext:value-type="float">
            <text:p>29,7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99" calcext:value-type="float">
            <text:p>0,499</text:p>
          </table:table-cell>
          <table:table-cell office:value-type="float" office:value="21.662" calcext:value-type="float">
            <text:p>21,662</text:p>
          </table:table-cell>
          <table:table-cell office:value-type="float" office:value="0.0078" calcext:value-type="float">
            <text:p>0,007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6.19" calcext:value-type="float">
            <text:p>16,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16.684" calcext:value-type="float">
            <text:p>16,684</text:p>
          </table:table-cell>
          <table:table-cell office:value-type="float" office:value="0.081" calcext:value-type="float">
            <text:p>0,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7:25:32.3636290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redes </meta:initial-creator>
    <meta:creation-date>2015-10-02T18:10:11.603257676</meta:creation-date>
    <dc:date>2015-10-09T18:38:13.246362648</dc:date>
    <dc:creator>labredes </dc:creator>
    <meta:editing-duration>PT6M49S</meta:editing-duration>
    <meta:editing-cycles>2</meta:editing-cycles>
    <meta:generator>LibreOffice/4.2.6.3$Linux_X86_64 LibreOffice_project/420m0$Build-3</meta:generator>
    <meta:document-statistic meta:table-count="1" meta:cell-count="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lanilha1.C5:Planilha1.D9 Planilha1.D4:Planilha1.D4" chart:data-source-has-labels="row" svg:x="1.331cm" svg:y="0.855cm" svg:width="14.029cm" svg:height="6.984cm">
          <chartooo:coordinate-region svg:x="2.138cm" svg:y="1.054cm" svg:width="12.942cm" svg:height="6.138cm"/>
          <chart:axis chart:dimension="x" chart:name="primary-x" chart:style-name="ch3">
            <chart:title svg:x="6.885cm" svg:y="8.019cm" chart:style-name="ch4">
              <text:p>window size(Kbyte)</text:p>
            </chart:title>
          </chart:axis>
          <chart:axis chart:dimension="y" chart:name="primary-y" chart:style-name="ch3">
            <chart:title svg:x="0.451cm" svg:y="5.714cm" chart:style-name="ch5">
              <text:p>throughput(Mbit/s)</text:p>
            </chart:title>
            <chart:grid chart:style-name="ch6" chart:class="major"/>
          </chart:axis>
          <chart:series chart:style-name="ch7" chart:values-cell-range-address="Planilha1.D5:Planilha1.D9" chart:label-cell-address="Planilha1.D4:Planilha1.D4" chart:class="chart:scatter">
            <chart:domain table:cell-range-address="Planilha1.C5:Planilha1.C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hroughput(Mbits/s)</text:p>
                <draw:g>
                  <svg:desc>Planilha1.D4:Planilha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C5:Planilha1.C9</svg:desc>
                </draw:g>
              </table:table-cell>
              <table:table-cell office:value-type="float" office:value="23.7">
                <text:p>23.7</text:p>
                <draw:g>
                  <svg:desc>Planilha1.D5:Planilha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94.1">
                <text:p>9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Planilha1.C14:Planilha1.D19" chart:data-source-has-labels="row" svg:x="1.33cm" svg:y="0.855cm" svg:width="14.03cm" svg:height="6.99cm">
          <chartooo:coordinate-region svg:x="1.951cm" svg:y="1.054cm" svg:width="13.222cm" svg:height="6.144cm"/>
          <chart:axis chart:dimension="x" chart:name="primary-x" chart:style-name="ch3">
            <chart:title svg:x="6.753cm" svg:y="8.025cm" chart:style-name="ch4">
              <text:p>Taxa de Envio(Mbit/s)</text:p>
            </chart:title>
          </chart:axis>
          <chart:axis chart:dimension="y" chart:name="primary-y" chart:style-name="ch3">
            <chart:title svg:x="0.451cm" svg:y="5.77cm" chart:style-name="ch5">
              <text:p>Throughput(Mbit/s)</text:p>
            </chart:title>
            <chart:grid chart:style-name="ch6" chart:class="major"/>
          </chart:axis>
          <chart:series chart:style-name="ch7" chart:values-cell-range-address="Planilha1.D15:Planilha1.D19" chart:label-cell-address="Planilha1.D14:Planilha1.D14" chart:class="chart:scatter">
            <chart:domain table:cell-range-address="Planilha1.C15:Planilha1.C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hroughput(Mbits/s)</text:p>
                <draw:g>
                  <svg:desc>Planilha1.D14:Planilha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1.C15:Planilha1.C19</svg:desc>
                </draw:g>
              </table:table-cell>
              <table:table-cell office:value-type="float" office:value="0.05">
                <text:p>0.05</text:p>
                <draw:g>
                  <svg:desc>Planilha1.D15:Planilha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Planilha1.C14:Planilha1.C19 Planilha1.E14:Planilha1.E19" chart:data-source-has-labels="row" svg:x="1.33cm" svg:y="0.855cm" svg:width="14.03cm" svg:height="6.989cm">
          <chartooo:coordinate-region svg:x="2.428cm" svg:y="1.054cm" svg:width="12.745cm" svg:height="6.143cm"/>
          <chart:axis chart:dimension="x" chart:name="primary-x" chart:style-name="ch3">
            <chart:title svg:x="6.753cm" svg:y="8.024cm" chart:style-name="ch4">
              <text:p>Taxa de Envio(Mbit/s)</text:p>
            </chart:title>
          </chart:axis>
          <chart:axis chart:dimension="y" chart:name="primary-y" chart:style-name="ch3">
            <chart:title svg:x="0.451cm" svg:y="5.068cm" chart:style-name="ch5">
              <text:p>Jitter(ms)</text:p>
            </chart:title>
            <chart:grid chart:style-name="ch6" chart:class="major"/>
          </chart:axis>
          <chart:series chart:style-name="ch7" chart:values-cell-range-address="Planilha1.E15:Planilha1.E19" chart:label-cell-address="Planilha1.E14:Planilha1.E14" chart:class="chart:scatter">
            <chart:domain table:cell-range-address="Planilha1.C15:Planilha1.C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jitter</text:p>
                <draw:g>
                  <svg:desc>Planilha1.E14:Planilha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1.C15:Planilha1.C19</svg:desc>
                </draw:g>
              </table:table-cell>
              <table:table-cell office:value-type="float" office:value="0.017">
                <text:p>0.017</text:p>
                <draw:g>
                  <svg:desc>Planilha1.E15:Planilha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9cc" draw:fill-color="#ff99c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Planilha1.C45:Planilha1.D50" chart:data-source-has-labels="row" svg:x="1.33cm" svg:y="0.855cm" svg:width="14.03cm" svg:height="6.989cm">
          <chartooo:coordinate-region svg:x="2.322cm" svg:y="1.055cm" svg:width="12.758cm" svg:height="6.142cm"/>
          <chart:axis chart:dimension="x" chart:name="primary-x" chart:style-name="ch3">
            <chart:title svg:x="6.885cm" svg:y="8.024cm" chart:style-name="ch4">
              <text:p>window size(Kbyte)</text:p>
            </chart:title>
          </chart:axis>
          <chart:axis chart:dimension="y" chart:name="primary-y" chart:style-name="ch3">
            <chart:title svg:x="0.451cm" svg:y="5.689cm" chart:style-name="ch5">
              <text:p>throughput(Kbit/s)</text:p>
            </chart:title>
            <chart:grid chart:style-name="ch6" chart:class="major"/>
          </chart:axis>
          <chart:series chart:style-name="ch7" chart:values-cell-range-address="Planilha1.D46:Planilha1.D50" chart:label-cell-address="Planilha1.D45:Planilha1.D45" chart:class="chart:scatter">
            <chart:domain table:cell-range-address="Planilha1.C46:Planilha1.C5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hroughput(Kbits/s)</text:p>
                <draw:g>
                  <svg:desc>Planilha1.D45:Planilha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C46:Planilha1.C50</svg:desc>
                </draw:g>
              </table:table-cell>
              <table:table-cell office:value-type="float" office:value="207">
                <text:p>207</text:p>
                <draw:g>
                  <svg:desc>Planilha1.D46:Planilha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4220">
                <text:p>42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Planilha1.C58:Planilha1.D63" chart:data-source-has-labels="row" svg:x="1.33cm" svg:y="0.855cm" svg:width="14.03cm" svg:height="6.989cm">
          <chartooo:coordinate-region svg:x="1.951cm" svg:y="1.054cm" svg:width="13.222cm" svg:height="6.143cm"/>
          <chart:axis chart:dimension="x" chart:name="primary-x" chart:style-name="ch3">
            <chart:title svg:x="6.793cm" svg:y="8.024cm" chart:style-name="ch4">
              <text:p>taxa de envio(Mbit/s)</text:p>
            </chart:title>
          </chart:axis>
          <chart:axis chart:dimension="y" chart:name="primary-y" chart:style-name="ch3">
            <chart:title svg:x="0.451cm" svg:y="5.716cm" chart:style-name="ch5">
              <text:p>throughput(Mbit/s)</text:p>
            </chart:title>
            <chart:grid chart:style-name="ch6" chart:class="major"/>
          </chart:axis>
          <chart:series chart:style-name="ch7" chart:values-cell-range-address="Planilha1.D59:Planilha1.D63" chart:label-cell-address="Planilha1.D58:Planilha1.D58" chart:class="chart:scatter">
            <chart:domain table:cell-range-address="Planilha1.C59:Planilha1.C6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hroughput(Mbits/s)</text:p>
                <draw:g>
                  <svg:desc>Planilha1.D58:Planilha1.D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1.C59:Planilha1.C63</svg:desc>
                </draw:g>
              </table:table-cell>
              <table:table-cell office:value-type="float" office:value="0.05">
                <text:p>0.05</text:p>
                <draw:g>
                  <svg:desc>Planilha1.D59:Planilha1.D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Planilha1.C58:Planilha1.C63 Planilha1.E58:Planilha1.E63" chart:data-source-has-labels="row" svg:x="1.33cm" svg:y="0.855cm" svg:width="14.03cm" svg:height="6.99cm">
          <chartooo:coordinate-region svg:x="1.951cm" svg:y="1.054cm" svg:width="13.222cm" svg:height="6.144cm"/>
          <chart:axis chart:dimension="x" chart:name="primary-x" chart:style-name="ch3">
            <chart:title svg:x="6.793cm" svg:y="8.025cm" chart:style-name="ch4">
              <text:p>taxa de envio(Mbit/s)</text:p>
            </chart:title>
          </chart:axis>
          <chart:axis chart:dimension="y" chart:name="primary-y" chart:style-name="ch3">
            <chart:title svg:x="0.451cm" svg:y="5.029cm" chart:style-name="ch5">
              <text:p>jitter(ms)</text:p>
            </chart:title>
            <chart:grid chart:style-name="ch6" chart:class="major"/>
          </chart:axis>
          <chart:series chart:style-name="ch7" chart:values-cell-range-address="Planilha1.E59:Planilha1.E63" chart:label-cell-address="Planilha1.E58:Planilha1.E58" chart:class="chart:scatter">
            <chart:domain table:cell-range-address="Planilha1.C59:Planilha1.C6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jitter ms</text:p>
                <draw:g>
                  <svg:desc>Planilha1.E58:Planilha1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1.C59:Planilha1.C63</svg:desc>
                </draw:g>
              </table:table-cell>
              <table:table-cell office:value-type="float" office:value="23.304">
                <text:p>23.304</text:p>
                <draw:g>
                  <svg:desc>Planilha1.E59:Planilha1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747">
                <text:p>29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1.662">
                <text:p>21.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.684">
                <text:p>16.6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Planilha1.C58:Planilha1.C63 Planilha1.F58:Planilha1.F63" chart:data-source-has-labels="row" svg:x="1.33cm" svg:y="0.855cm" svg:width="14.03cm" svg:height="6.99cm">
          <chartooo:coordinate-region svg:x="2.137cm" svg:y="1.054cm" svg:width="13.036cm" svg:height="6.144cm"/>
          <chart:axis chart:dimension="x" chart:name="primary-x" chart:style-name="ch3">
            <chart:title svg:x="6.793cm" svg:y="8.025cm" chart:style-name="ch4">
              <text:p>taxa de envio(Mbit/s)</text:p>
            </chart:title>
          </chart:axis>
          <chart:axis chart:dimension="y" chart:name="primary-y" chart:style-name="ch3">
            <chart:title svg:x="0.451cm" svg:y="5.876cm" chart:style-name="ch5">
              <text:p>perda de pacote (%)</text:p>
            </chart:title>
            <chart:grid chart:style-name="ch6" chart:class="major"/>
          </chart:axis>
          <chart:series chart:style-name="ch7" chart:values-cell-range-address="Planilha1.F59:Planilha1.F63" chart:label-cell-address="Planilha1.F58:Planilha1.F58" chart:class="chart:scatter">
            <chart:domain table:cell-range-address="Planilha1.C59:Planilha1.C6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erda de pacote %</text:p>
                <draw:g>
                  <svg:desc>Planilha1.F58:Planilha1.F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1.C59:Planilha1.C63</svg:desc>
                </draw:g>
              </table:table-cell>
              <table:table-cell office:value-type="float" office:value="0">
                <text:p>0</text:p>
                <draw:g>
                  <svg:desc>Planilha1.F59:Planilha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81">
                <text:p>0.0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